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113.91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uzz_factory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Florian\Documents\dev\stomp\fuzz_factory_mod\cad\fuzz_factory_mod\fuzz_factory_mod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3/06/2020 12:42: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4)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dev\KiCad\bin\scripting\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upplier referenc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face stack</text:p>
          </table:table-cell>
          <table:table-cell office:value-type="string" calcext:value-type="string">
            <text:p>Surface 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4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0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7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7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8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8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8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9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5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3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3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3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3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5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05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5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7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6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7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8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09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8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1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2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4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6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8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0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10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5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6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901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Diode:BAT54A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1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1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5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5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7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702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703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8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8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201</text:p>
          </table:table-cell>
          <table:table-cell office:value-type="string" calcext:value-type="string">
            <text:p>BAS3010B</text:p>
          </table:table-cell>
          <table:table-cell office:value-type="string" calcext:value-type="string">
            <text:p>flax_lib:BAS3010B</text:p>
          </table:table-cell>
          <table:table-cell office:value-type="string" calcext:value-type="string">
            <text:p>Diodes_SMD:D_SOD-3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01</text:p>
          </table:table-cell>
          <table:table-cell office:value-type="string" calcext:value-type="string">
            <text:p>Conn_interface_1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2</text:p>
          </table:table-cell>
          <table:table-cell office:value-type="string" calcext:value-type="string">
            <text:p>Conn_interface_2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01</text:p>
          </table:table-cell>
          <table:table-cell office:value-type="string" calcext:value-type="string">
            <text:p>Conn_MCU_SWD</text:p>
          </table:table-cell>
          <table:table-cell office:value-type="string" calcext:value-type="string">
            <text:p>Connector:Conn_01x07_Male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:USB_Micro-B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:USB_Micro-B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01</text:p>
          </table:table-cell>
          <table:table-cell office:value-type="string" calcext:value-type="string">
            <text:p>CONN_MIDI_IN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02</text:p>
          </table:table-cell>
          <table:table-cell office:value-type="string" calcext:value-type="string">
            <text:p>CONN_MIDI_THRU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03</text:p>
          </table:table-cell>
          <table:table-cell office:value-type="string" calcext:value-type="string">
            <text:p>CONN_MIDI_OUT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301</text:p>
          </table:table-cell>
          <table:table-cell office:value-type="string" calcext:value-type="string">
            <text:p>Conn_analog_1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302</text:p>
          </table:table-cell>
          <table:table-cell office:value-type="string" calcext:value-type="string">
            <text:p>Conn_analog_2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0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:JACK_ALI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02</text:p>
          </table:table-cell>
          <table:table-cell office:value-type="string" calcext:value-type="string">
            <text:p>Conn_Battery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03</text:p>
          </table:table-cell>
          <table:table-cell office:value-type="string" calcext:value-type="string">
            <text:p>CONN_AUDIO_IN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04</text:p>
          </table:table-cell>
          <table:table-cell office:value-type="string" calcext:value-type="string">
            <text:p>CONN_AUDIO_OUT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801</text:p>
          </table:table-cell>
          <table:table-cell office:value-type="string" calcext:value-type="string">
            <text:p>CONN_AUDIO_OUT_REF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802</text:p>
          </table:table-cell>
          <table:table-cell office:value-type="string" calcext:value-type="string">
            <text:p>CONN_EXP_1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803</text:p>
          </table:table-cell>
          <table:table-cell office:value-type="string" calcext:value-type="string">
            <text:p>CONN_EXP_2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1701</text:p>
          </table:table-cell>
          <table:table-cell office:value-type="string" calcext:value-type="string">
            <text:p>EE2-5NU</text:p>
          </table:table-cell>
          <table:table-cell office:value-type="string" calcext:value-type="string">
            <text:p>flax_lib:EE2-5NU</text:p>
          </table:table-cell>
          <table:table-cell office:value-type="string" calcext:value-type="string">
            <text:p>flax_lib:RELAY-EE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201</text:p>
          </table:table-cell>
          <table:table-cell office:value-type="string" calcext:value-type="string">
            <text:p>BLMxxx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301</text:p>
          </table:table-cell>
          <table:table-cell office:value-type="string" calcext:value-type="string">
            <text:p>L_Core_Ferrite_Small</text:p>
          </table:table-cell>
          <table:table-cell office:value-type="string" calcext:value-type="string">
            <text:p>Device:L_Core_Ferrite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220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flax_lib:SLF7045T-221MR33-PF</text:p>
          </table:table-cell>
          <table:table-cell office:value-type="string" calcext:value-type="string">
            <text:p>flax_lib:L_TDK_SLF7045</text:p>
          </table:table-cell>
          <table:table-cell/>
          <table:table-cell office:value-type="string" calcext:value-type="string">
            <text:p>SLF7045T-221MR33-P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22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flax_lib:SLF7045T-221MR33-PF</text:p>
          </table:table-cell>
          <table:table-cell office:value-type="string" calcext:value-type="string">
            <text:p>flax_lib:L_TDK_SLF7045</text:p>
          </table:table-cell>
          <table:table-cell/>
          <table:table-cell office:value-type="string" calcext:value-type="string">
            <text:p>SLF7045T-221MR33-P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T10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T102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T170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601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602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603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604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80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802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130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1302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1602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603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604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605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701</text:p>
          </table:table-cell>
          <table:table-cell office:value-type="string" calcext:value-type="string">
            <text:p>DTC114Y</text:p>
          </table:table-cell>
          <table:table-cell office:value-type="string" calcext:value-type="string">
            <text:p>Transistor_BJT:DTC114Y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702</text:p>
          </table:table-cell>
          <table:table-cell office:value-type="string" calcext:value-type="string">
            <text:p>DTA114E</text:p>
          </table:table-cell>
          <table:table-cell office:value-type="string" calcext:value-type="string">
            <text:p>Transistor_BJT:DTA114E</text:p>
          </table:table-cell>
          <table:table-cell office:value-type="string" calcext:value-type="string">
            <text:p>TO_SOT_Packages_SMD:SOT-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2201</text:p>
          </table:table-cell>
          <table:table-cell office:value-type="string" calcext:value-type="string">
            <text:p>BCP51</text:p>
          </table:table-cell>
          <table:table-cell office:value-type="string" calcext:value-type="string">
            <text:p>Transistor_BJT:BCP51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fairchildsemi.com/ds/BC/BCP5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09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1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91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9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9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1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1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5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1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1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29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3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7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0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0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V801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Device:R_POT_TRIM</text:p>
          </table:table-cell>
          <table:table-cell office:value-type="string" calcext:value-type="string">
            <text:p>Potentiometers:Potentiometer_Trimmer_Bourns_3266X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V1301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Device:R_POT_TRIM</text:p>
          </table:table-cell>
          <table:table-cell office:value-type="string" calcext:value-type="string">
            <text:p>Potentiometers:Potentiometer_Trimmer_Bourns_3266X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11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12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13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201</text:p>
          </table:table-cell>
          <table:table-cell office:value-type="string" calcext:value-type="string">
            <text:p>STM32F303VCTx</text:p>
          </table:table-cell>
          <table:table-cell office:value-type="string" calcext:value-type="string">
            <text:p>MCU_ST_STM32F3:STM32F303VCTx</text:p>
          </table:table-cell>
          <table:table-cell office:value-type="string" calcext:value-type="string">
            <text:p>Housings_QFP:LQFP-100_14x14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3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2.st.com/resource/en/datasheet/CD00050750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302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Interface_USB:FT230XS</text:p>
          </table:table-cell>
          <table:table-cell office:value-type="string" calcext:value-type="string">
            <text:p>Housings_SSOP:SSOP-16_3.9x4.9mm_Pitch0.635mm</text:p>
          </table:table-cell>
          <table:table-cell office:value-type="string" calcext:value-type="string">
            <text:p>http://www.ftdichip.com/Products/ICs/FT230X.htm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2.st.com/resource/en/datasheet/CD00050750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6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602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4xxx_IEEE:4504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ti.com/lit/ds/symlink/cd4504b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603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604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4xxx:4049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49ubms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701</text:p>
          </table:table-cell>
          <table:table-cell office:value-type="string" calcext:value-type="string">
            <text:p>AD5262_ABC</text:p>
          </table:table-cell>
          <table:table-cell office:value-type="string" calcext:value-type="string">
            <text:p>flax_lib:AD5262_ABC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8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901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Isolator:4N25</text:p>
          </table:table-cell>
          <table:table-cell office:value-type="string" calcext:value-type="string">
            <text:p>Housings_DIP:DIP-6_W7.62mm</text:p>
          </table:table-cell>
          <table:table-cell office:value-type="string" calcext:value-type="string">
            <text:p>https://www.vishay.com/docs/83725/4n25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90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4xxx:4011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http://www.intersil.com/content/dam/Intersil/documents/cd40/cd4011bms-12bms-23bms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101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102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20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393-n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3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501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502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6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602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4xxx:4049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49ubms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603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4xxx_IEEE:4504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ti.com/lit/ds/symlink/cd4504b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604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701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702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803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804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90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393-n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22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flax_lib:TL07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2202</text:p>
          </table:table-cell>
          <table:table-cell office:value-type="string" calcext:value-type="string">
            <text:p>LM2674M-ADJ</text:p>
          </table:table-cell>
          <table:table-cell office:value-type="string" calcext:value-type="string">
            <text:p>Regulator_Switching:LM2674M-ADJ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2674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201</text:p>
          </table:table-cell>
          <table:table-cell office:value-type="string" calcext:value-type="string">
            <text:p>Resonator_Small</text:p>
          </table:table-cell>
          <table:table-cell office:value-type="string" calcext:value-type="string">
            <text:p>Device:Resonator_Small</text:p>
          </table:table-cell>
          <table:table-cell office:value-type="string" calcext:value-type="string">
            <text:p>flax_lib:Resonator_AEL_ZTTxx_SMD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upplier referenc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face stack</text:p>
          </table:table-cell>
          <table:table-cell office:value-type="string" calcext:value-type="string">
            <text:p>Surface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01, C209, C1101, C1501, C1702, C1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formula="of:=[.I392]*[.B392]" office:value-type="float" office:value="36.75" calcext:value-type="float">
            <text:p>36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02, C208, C30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393]*[.B393]" office:value-type="float" office:value="10.92" calcext:value-type="float">
            <text:p>10.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~</text:p>
          </table:table-cell>
          <table:table-cell/>
          <table:table-cell table:formula="of:=4.5*2.1" office:value-type="float" office:value="9.45" calcext:value-type="float">
            <text:p>9.45</text:p>
          </table:table-cell>
          <table:table-cell table:formula="of:=[.I394]*[.B394]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204, C205, C206, C207, C210, C211, C212, C305, C306, C501, C601, C602, C603, C604, C606, C607, C608, C609, C701, C702, C801, C803, C907, C1102, C1103, C1104, C1106, C1107, C1108, C1109, C1110, C1111, C1201, C1202, C1203, C1204, C1205, C1206, C1207, C1301, C1303, C1304, C1305, C1502, C1503, C1504, C1506, C1507, C1508, C1509, C1607, C1608, C1609, C1610, C1612, C1613, C1614, C1615, C1703, C1704, C1705, C1707, C1708, C1709, C1710, C1806, C1807, C1808, C1810, C1811, C1812, C1813, C1905, C1906, C1907, C1908, C19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395]*[.B395]" office:value-type="float" office:value="280.28" calcext:value-type="float">
            <text:p>280.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02, C304, C401, C40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396]*[.B396]" office:value-type="float" office:value="14.56" calcext:value-type="float">
            <text:p>14.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/>
          <table:table-cell table:formula="of:=9.4*6.8" office:value-type="float" office:value="63.92" calcext:value-type="float">
            <text:p>63.92</text:p>
          </table:table-cell>
          <table:table-cell table:formula="of:=[.I397]*[.B397]" office:value-type="float" office:value="63.92" calcext:value-type="float">
            <text:p>63.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05, C16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/>
          <table:table-cell table:formula="of:=9.4*6.8" office:value-type="float" office:value="63.92" calcext:value-type="float">
            <text:p>63.92</text:p>
          </table:table-cell>
          <table:table-cell table:formula="of:=[.I398]*[.B398]" office:value-type="float" office:value="127.84" calcext:value-type="float">
            <text:p>127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802, C1302, C1901, C2210, C2501, C26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399]*[.B399]" office:value-type="float" office:value="21.84" calcext:value-type="float">
            <text:p>21.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05, C1505, C1706, C1809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formula="of:=[.I400]*[.B400]"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0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/>
          <table:table-cell table:formula="of:=9.4*6.8" office:value-type="float" office:value="63.92" calcext:value-type="float">
            <text:p>63.92</text:p>
          </table:table-cell>
          <table:table-cell table:formula="of:=[.I401]*[.B401]" office:value-type="float" office:value="63.92" calcext:value-type="float">
            <text:p>63.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201, C2202, C2204, C2206, C2208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/>
          <table:table-cell table:formula="of:=9.4*6.8" office:value-type="float" office:value="63.92" calcext:value-type="float">
            <text:p>63.92</text:p>
          </table:table-cell>
          <table:table-cell table:formula="of:=[.I402]*[.B402]" office:value-type="float" office:value="319.6" calcext:value-type="float">
            <text:p>319.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03, C2205, C220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03]*[.B403]" office:value-type="float" office:value="10.92" calcext:value-type="float">
            <text:p>10.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0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04]*[.B404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Diode:BAT54A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odes.com/_files/datasheets/ds11005.pdf</text:p>
          </table:table-cell>
          <table:table-cell/>
          <table:table-cell table:formula="of:=3.5*3.4" office:value-type="float" office:value="11.9" calcext:value-type="float">
            <text:p>11.9</text:p>
          </table:table-cell>
          <table:table-cell table:formula="of:=[.I405]*[.B405]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101, D1501, D1701, D1702, D18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formula="of:=3.5*3.4" office:value-type="float" office:value="11.9" calcext:value-type="float">
            <text:p>11.9</text:p>
          </table:table-cell>
          <table:table-cell table:formula="of:=[.I406]*[.B406]" office:value-type="float" office:value="59.5" calcext:value-type="float">
            <text:p>59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102, D1502, D1703, D18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/>
          <table:table-cell table:formula="of:=3.5*3.4" office:value-type="float" office:value="11.9" calcext:value-type="float">
            <text:p>11.9</text:p>
          </table:table-cell>
          <table:table-cell table:formula="of:=[.I407]*[.B407]" office:value-type="float" office:value="47.6" calcext:value-type="float">
            <text:p>47.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01</text:p>
          </table:table-cell>
          <table:table-cell office:value-type="string" calcext:value-type="string">
            <text:p>BAS3010B</text:p>
          </table:table-cell>
          <table:table-cell office:value-type="string" calcext:value-type="string">
            <text:p>flax_lib:BAS3010B</text:p>
          </table:table-cell>
          <table:table-cell office:value-type="string" calcext:value-type="string">
            <text:p>Diodes_SMD:D_SOD-323</text:p>
          </table:table-cell>
          <table:table-cell table:number-columns-repeated="2"/>
          <table:table-cell table:formula="of:=1.9*3.2" office:value-type="float" office:value="6.08" calcext:value-type="float">
            <text:p>6.08</text:p>
          </table:table-cell>
          <table:table-cell table:formula="of:=[.I408]*[.B408]" office:value-type="float" office:value="6.08" calcext:value-type="float">
            <text:p>6.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Conn_interface_1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/>
          <table:table-cell table:formula="of:=41.7*6.9" office:value-type="float" office:value="287.73" calcext:value-type="float">
            <text:p>287.73</text:p>
          </table:table-cell>
          <table:table-cell table:formula="of:=[.I409]*[.B409]" office:value-type="float" office:value="287.73" calcext:value-type="float">
            <text:p>287.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Conn_interface_2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/>
          <table:table-cell table:formula="of:=41.7*6.9" office:value-type="float" office:value="287.73" calcext:value-type="float">
            <text:p>287.73</text:p>
          </table:table-cell>
          <table:table-cell table:formula="of:=[.I410]*[.B410]" office:value-type="float" office:value="287.73" calcext:value-type="float">
            <text:p>287.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Conn_MCU_SWD</text:p>
          </table:table-cell>
          <table:table-cell office:value-type="string" calcext:value-type="string">
            <text:p>Connector:Conn_01x07_Male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~</text:p>
          </table:table-cell>
          <table:table-cell/>
          <table:table-cell table:formula="of:=3.6*18.85" office:value-type="float" office:value="67.86" calcext:value-type="float">
            <text:p>67.86</text:p>
          </table:table-cell>
          <table:table-cell table:formula="of:=[.I411]*[.B411]" office:value-type="float" office:value="67.86" calcext:value-type="float">
            <text:p>67.8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01, J4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:USB_Micro-B</text:p>
          </table:table-cell>
          <table:table-cell office:value-type="string" calcext:value-type="string">
            <text:p>~</text:p>
          </table:table-cell>
          <table:table-cell/>
          <table:table-cell table:formula="of:=9.2*6.85" office:value-type="float" office:value="63.02" calcext:value-type="float">
            <text:p>63.02</text:p>
          </table:table-cell>
          <table:table-cell table:formula="of:=[.I412]*[.B412]" office:value-type="float" office:value="126.04" calcext:value-type="float">
            <text:p>126.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1</text:p>
          </table:table-cell>
          <table:table-cell office:value-type="string" calcext:value-type="string">
            <text:p>CONN_MIDI_IN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/>
          <table:table-cell table:formula="of:=19*21.4" office:value-type="float" office:value="406.6" calcext:value-type="float">
            <text:p>406.6</text:p>
          </table:table-cell>
          <table:table-cell table:formula="of:=[.I413]*[.B413]" office:value-type="float" office:value="406.6" calcext:value-type="float">
            <text:p>406.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2</text:p>
          </table:table-cell>
          <table:table-cell office:value-type="string" calcext:value-type="string">
            <text:p>CONN_MIDI_THRU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/>
          <table:table-cell table:formula="of:=19*21.4" office:value-type="float" office:value="406.6" calcext:value-type="float">
            <text:p>406.6</text:p>
          </table:table-cell>
          <table:table-cell table:formula="of:=[.I414]*[.B414]" office:value-type="float" office:value="406.6" calcext:value-type="float">
            <text:p>406.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3</text:p>
          </table:table-cell>
          <table:table-cell office:value-type="string" calcext:value-type="string">
            <text:p>CONN_MIDI_OUT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/>
          <table:table-cell table:formula="of:=19*21.4" office:value-type="float" office:value="406.6" calcext:value-type="float">
            <text:p>406.6</text:p>
          </table:table-cell>
          <table:table-cell table:formula="of:=[.I415]*[.B415]" office:value-type="float" office:value="406.6" calcext:value-type="float">
            <text:p>406.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Conn_analog_1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/>
          <table:table-cell table:formula="of:=16.3*3.6" office:value-type="float" office:value="58.68" calcext:value-type="float">
            <text:p>58.68</text:p>
          </table:table-cell>
          <table:table-cell table:formula="of:=[.I416]*[.B416]" office:value-type="float" office:value="58.68" calcext:value-type="float">
            <text:p>58.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02</text:p>
          </table:table-cell>
          <table:table-cell office:value-type="string" calcext:value-type="string">
            <text:p>Conn_analog_2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/>
          <table:table-cell table:formula="of:=16.3*3.6" office:value-type="float" office:value="58.68" calcext:value-type="float">
            <text:p>58.68</text:p>
          </table:table-cell>
          <table:table-cell table:formula="of:=[.I417]*[.B417]" office:value-type="float" office:value="58.68" calcext:value-type="float">
            <text:p>58.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:JACK_ALIM</text:p>
          </table:table-cell>
          <table:table-cell office:value-type="string" calcext:value-type="string">
            <text:p>~</text:p>
          </table:table-cell>
          <table:table-cell/>
          <table:table-cell table:formula="of:=16.87*12.3" office:value-type="float" office:value="207.501" calcext:value-type="float">
            <text:p>207.501</text:p>
          </table:table-cell>
          <table:table-cell table:formula="of:=[.I418]*[.B418]" office:value-type="float" office:value="207.501" calcext:value-type="float">
            <text:p>207.5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2</text:p>
          </table:table-cell>
          <table:table-cell office:value-type="string" calcext:value-type="string">
            <text:p>Conn_Battery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/>
          <table:table-cell table:formula="of:=3.6*6.15" office:value-type="float" office:value="22.14" calcext:value-type="float">
            <text:p>22.14</text:p>
          </table:table-cell>
          <table:table-cell table:formula="of:=[.I419]*[.B419]" office:value-type="float" office:value="22.14" calcext:value-type="float">
            <text:p>22.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3</text:p>
          </table:table-cell>
          <table:table-cell office:value-type="string" calcext:value-type="string">
            <text:p>CONN_AUDIO_IN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2"/>
          <table:table-cell table:formula="of:=17*25" office:value-type="float" office:value="425" calcext:value-type="float">
            <text:p>425</text:p>
          </table:table-cell>
          <table:table-cell table:formula="of:=[.I420]*[.B420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4</text:p>
          </table:table-cell>
          <table:table-cell office:value-type="string" calcext:value-type="string">
            <text:p>CONN_AUDIO_OUT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2"/>
          <table:table-cell table:formula="of:=17*25" office:value-type="float" office:value="425" calcext:value-type="float">
            <text:p>425</text:p>
          </table:table-cell>
          <table:table-cell table:formula="of:=[.I421]*[.B421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801</text:p>
          </table:table-cell>
          <table:table-cell office:value-type="string" calcext:value-type="string">
            <text:p>CONN_AUDIO_OUT_REF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2"/>
          <table:table-cell table:formula="of:=17*25" office:value-type="float" office:value="425" calcext:value-type="float">
            <text:p>425</text:p>
          </table:table-cell>
          <table:table-cell table:formula="of:=[.I422]*[.B422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802</text:p>
          </table:table-cell>
          <table:table-cell office:value-type="string" calcext:value-type="string">
            <text:p>CONN_EXP_1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2"/>
          <table:table-cell table:formula="of:=17*25" office:value-type="float" office:value="425" calcext:value-type="float">
            <text:p>425</text:p>
          </table:table-cell>
          <table:table-cell table:formula="of:=[.I423]*[.B423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803</text:p>
          </table:table-cell>
          <table:table-cell office:value-type="string" calcext:value-type="string">
            <text:p>CONN_EXP_2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2"/>
          <table:table-cell table:formula="of:=17*25" office:value-type="float" office:value="425" calcext:value-type="float">
            <text:p>425</text:p>
          </table:table-cell>
          <table:table-cell table:formula="of:=[.I424]*[.B424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701</text:p>
          </table:table-cell>
          <table:table-cell office:value-type="string" calcext:value-type="string">
            <text:p>EE2-5NU</text:p>
          </table:table-cell>
          <table:table-cell office:value-type="string" calcext:value-type="string">
            <text:p>flax_lib:EE2-5NU</text:p>
          </table:table-cell>
          <table:table-cell office:value-type="string" calcext:value-type="string">
            <text:p>flax_lib:RELAY-EE2</text:p>
          </table:table-cell>
          <table:table-cell table:number-columns-repeated="2"/>
          <table:table-cell table:formula="of:=15.5*11" office:value-type="float" office:value="170.5" calcext:value-type="float">
            <text:p>170.5</text:p>
          </table:table-cell>
          <table:table-cell table:formula="of:=[.I425]*[.B425]" office:value-type="float" office:value="170.5" calcext:value-type="float">
            <text:p>170.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BLMxxx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26]*[.B426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L_Core_Ferrite_Small</text:p>
          </table:table-cell>
          <table:table-cell office:value-type="string" calcext:value-type="string">
            <text:p>Device:L_Core_Ferrite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27]*[.B427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201, L22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flax_lib:SLF7045T-221MR33-PF</text:p>
          </table:table-cell>
          <table:table-cell office:value-type="string" calcext:value-type="string">
            <text:p>flax_lib:L_TDK_SLF7045</text:p>
          </table:table-cell>
          <table:table-cell/>
          <table:table-cell office:value-type="string" calcext:value-type="string">
            <text:p>SLF7045T-221MR33-PF</text:p>
          </table:table-cell>
          <table:table-cell table:formula="of:=7.5*8.5" office:value-type="float" office:value="63.75" calcext:value-type="float">
            <text:p>63.75</text:p>
          </table:table-cell>
          <table:table-cell table:formula="of:=[.I428]*[.B428]" office:value-type="float" office:value="127.5" calcext:value-type="float">
            <text:p>127.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101, NT102, NT170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601, Q602, Q603, Q604, Q1602, Q1603, Q1604, Q1605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formula="of:=3.5*3.4" office:value-type="float" office:value="11.9" calcext:value-type="float">
            <text:p>11.9</text:p>
          </table:table-cell>
          <table:table-cell table:formula="of:=[.I430]*[.B430]" office:value-type="float" office:value="95.2" calcext:value-type="float">
            <text:p>95.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801, Q802, Q1301, Q1302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/>
          <table:table-cell table:formula="of:=3.2*2.8" office:value-type="float" office:value="8.96" calcext:value-type="float">
            <text:p>8.96</text:p>
          </table:table-cell>
          <table:table-cell table:formula="of:=[.I431]*[.B431]" office:value-type="float" office:value="35.84" calcext:value-type="float">
            <text:p>35.8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01</text:p>
          </table:table-cell>
          <table:table-cell office:value-type="string" calcext:value-type="string">
            <text:p>DTC114Y</text:p>
          </table:table-cell>
          <table:table-cell office:value-type="string" calcext:value-type="string">
            <text:p>Transistor_BJT:DTC114Y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formula="of:=3.5*3.4" office:value-type="float" office:value="11.9" calcext:value-type="float">
            <text:p>11.9</text:p>
          </table:table-cell>
          <table:table-cell table:formula="of:=[.I432]*[.B432]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02</text:p>
          </table:table-cell>
          <table:table-cell office:value-type="string" calcext:value-type="string">
            <text:p>DTA114E</text:p>
          </table:table-cell>
          <table:table-cell office:value-type="string" calcext:value-type="string">
            <text:p>Transistor_BJT:DTA114E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formula="of:=3.5*3.4" office:value-type="float" office:value="11.9" calcext:value-type="float">
            <text:p>11.9</text:p>
          </table:table-cell>
          <table:table-cell table:formula="of:=[.I433]*[.B433]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201</text:p>
          </table:table-cell>
          <table:table-cell office:value-type="string" calcext:value-type="string">
            <text:p>BCP51</text:p>
          </table:table-cell>
          <table:table-cell office:value-type="string" calcext:value-type="string">
            <text:p>Transistor_BJT:BCP51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fairchildsemi.com/ds/BC/BCP51.pdf</text:p>
          </table:table-cell>
          <table:table-cell/>
          <table:table-cell table:formula="of:=8.8*7.2" office:value-type="float" office:value="63.36" calcext:value-type="float">
            <text:p>63.36</text:p>
          </table:table-cell>
          <table:table-cell table:formula="of:=[.I434]*[.B434]" office:value-type="float" office:value="63.36" calcext:value-type="float">
            <text:p>63.3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35]*[.B435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36]*[.B436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37]*[.B437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38]*[.B438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01, R302, R303, R304, R401, R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39]*[.B439]" office:value-type="float" office:value="21.84" calcext:value-type="float">
            <text:p>21.8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501, R502, R503, R504, R505, R506, R508, R605, R606, R613, R614, R615, R616, R1621, R1622, R1623, R1624, R1625, R1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0]*[.B440]" office:value-type="float" office:value="69.16" calcext:value-type="float">
            <text:p>69.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509, R611, R612, R803, R804, R808, R813, R1102, R1103, R1105, R1106, R1108, R1110, R1111, R1112, R1113, R1114, R1116, R1210, R1303, R1304, R1308, R1313, R1315, R1502, R1503, R1505, R1506, R1508, R1510, R1511, R1512, R1513, R1514, R1631, R1632, R1704, R1705, R1707, R1708, R1710, R1712, R1713, R1714, R1715, R1716, R1820, R1821, R1823, R1824, R1826, R1828, R1829, R1830, R1831, R1832, R2201, R2202, R2203, R2204, R2206, R2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1]*[.B441]" office:value-type="float" office:value="225.68" calcext:value-type="float">
            <text:p>225.6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601, R602, R603, R604, R918, R1201, R1202, R1203, R1204, R1617, R1618, R1619, R1620, R1909, R1910, R1911, R19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2]*[.B442]" office:value-type="float" office:value="61.88" calcext:value-type="float">
            <text:p>61.8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07, R608, R801, R1301, R1627, R1628, R1701, R17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3]*[.B443]" office:value-type="float" office:value="29.12" calcext:value-type="float">
            <text:p>29.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09, R610, R1629, R163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4]*[.B444]" office:value-type="float" office:value="14.56" calcext:value-type="float">
            <text:p>14.5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802, R807, R809, R810, R811, R812, R1104, R1107, R1205, R1206, R1302, R1307, R1309, R1310, R1311, R1312, R1504, R1507, R1706, R1709, R1822, R1825, R1913, R19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5]*[.B445]" office:value-type="float" office:value="87.36" calcext:value-type="float">
            <text:p>87.3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5, R806, R1305, R13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6]*[.B446]" office:value-type="float" office:value="14.56" calcext:value-type="float">
            <text:p>14.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17, R920, R921, R922, R9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formula="of:=[.I447]*[.B447]" office:value-type="float" office:value="30.625" calcext:value-type="float">
            <text:p>30.6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19, R1115, R1209, R1314, R2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8]*[.B448]"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101, R1207, R1208, R1501, R1703, R1819, R1915, R1916, R2801, R2802, R2803, R2804, R2805, R280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/>
          <table:table-cell table:formula="of:=2.8*1.3" office:value-type="float" office:value="3.64" calcext:value-type="float">
            <text:p>3.64</text:p>
          </table:table-cell>
          <table:table-cell table:formula="of:=[.I449]*[.B449]" office:value-type="float" office:value="50.96" calcext:value-type="float">
            <text:p>50.9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09, R1509, R1711, R18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  <table:table-cell table:formula="of:=3.5*1.75" office:value-type="float" office:value="6.125" calcext:value-type="float">
            <text:p>6.125</text:p>
          </table:table-cell>
          <table:table-cell table:formula="of:=[.I450]*[.B450]"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801, RV1301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Device:R_POT_TRIM</text:p>
          </table:table-cell>
          <table:table-cell office:value-type="string" calcext:value-type="string">
            <text:p>Potentiometers:Potentiometer_Trimmer_Bourns_3266X</text:p>
          </table:table-cell>
          <table:table-cell office:value-type="string" calcext:value-type="string">
            <text:p>~</text:p>
          </table:table-cell>
          <table:table-cell/>
          <table:table-cell table:formula="of:=8.8*5.05" office:value-type="float" office:value="44.44" calcext:value-type="float">
            <text:p>44.44</text:p>
          </table:table-cell>
          <table:table-cell table:formula="of:=[.I451]*[.B451]" office:value-type="float" office:value="88.88" calcext:value-type="float">
            <text:p>88.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01, SW1201, SW13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formula="of:=3.6*6.15" office:value-type="float" office:value="22.14" calcext:value-type="float">
            <text:p>22.14</text:p>
          </table:table-cell>
          <table:table-cell table:formula="of:=[.I452]*[.B452]" office:value-type="float" office:value="66.42" calcext:value-type="float">
            <text:p>66.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STM32F303VCTx</text:p>
          </table:table-cell>
          <table:table-cell office:value-type="string" calcext:value-type="string">
            <text:p>MCU_ST_STM32F3:STM32F303VCTx</text:p>
          </table:table-cell>
          <table:table-cell office:value-type="string" calcext:value-type="string">
            <text:p>Housings_QFP:LQFP-100_14x14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table:formula="of:=17.8*17.8" office:value-type="float" office:value="316.84" calcext:value-type="float">
            <text:p>316.84</text:p>
          </table:table-cell>
          <table:table-cell table:formula="of:=[.I453]*[.B453]" office:value-type="float" office:value="316.84" calcext:value-type="float">
            <text:p>316.8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01, U4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2.st.com/resource/en/datasheet/CD00050750.pdf</text:p>
          </table:table-cell>
          <table:table-cell/>
          <table:table-cell table:formula="of:=3.8*3.6" office:value-type="float" office:value="13.68" calcext:value-type="float">
            <text:p>13.68</text:p>
          </table:table-cell>
          <table:table-cell table:formula="of:=[.I454]*[.B454]" office:value-type="float" office:value="27.36" calcext:value-type="float">
            <text:p>27.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Interface_USB:FT230XS</text:p>
          </table:table-cell>
          <table:table-cell office:value-type="string" calcext:value-type="string">
            <text:p>Housings_SSOP:SSOP-16_3.9x4.9mm_Pitch0.635mm</text:p>
          </table:table-cell>
          <table:table-cell office:value-type="string" calcext:value-type="string">
            <text:p>http://www.ftdichip.com/Products/ICs/FT230X.html</text:p>
          </table:table-cell>
          <table:table-cell/>
          <table:table-cell table:formula="of:=6.9*5.65" office:value-type="float" office:value="38.985" calcext:value-type="float">
            <text:p>38.985</text:p>
          </table:table-cell>
          <table:table-cell table:formula="of:=[.I455]*[.B455]" office:value-type="float" office:value="38.985" calcext:value-type="float">
            <text:p>38.9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1, U16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/>
          <table:table-cell table:formula="of:=7.4*10.5" office:value-type="float" office:value="77.7" calcext:value-type="float">
            <text:p>77.7</text:p>
          </table:table-cell>
          <table:table-cell table:formula="of:=[.I456]*[.B456]" office:value-type="float" office:value="155.4" calcext:value-type="float">
            <text:p>155.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2, U1603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4xxx_IEEE:4504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ti.com/lit/ds/symlink/cd4504b.pdf</text:p>
          </table:table-cell>
          <table:table-cell/>
          <table:table-cell table:formula="of:=7.4*10.5" office:value-type="float" office:value="77.7" calcext:value-type="float">
            <text:p>77.7</text:p>
          </table:table-cell>
          <table:table-cell table:formula="of:=[.I457]*[.B457]" office:value-type="float" office:value="155.4" calcext:value-type="float">
            <text:p>155.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603, U1102, U1502, U1604, U1702, U1804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2"/>
          <table:table-cell table:formula="of:=7.46*5.4" office:value-type="float" office:value="40.284" calcext:value-type="float">
            <text:p>40.284</text:p>
          </table:table-cell>
          <table:table-cell table:formula="of:=[.I458]*[.B458]" office:value-type="float" office:value="241.704" calcext:value-type="float">
            <text:p>241.70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4, U1602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4xxx:4049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49ubms.pdf</text:p>
          </table:table-cell>
          <table:table-cell/>
          <table:table-cell table:formula="of:=7.4*10.5" office:value-type="float" office:value="77.7" calcext:value-type="float">
            <text:p>77.7</text:p>
          </table:table-cell>
          <table:table-cell table:formula="of:=[.I459]*[.B459]" office:value-type="float" office:value="155.4" calcext:value-type="float">
            <text:p>155.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AD5262_ABC</text:p>
          </table:table-cell>
          <table:table-cell office:value-type="string" calcext:value-type="string">
            <text:p>flax_lib:AD5262_ABC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table:formula="of:=7.9*5.65" office:value-type="float" office:value="44.635" calcext:value-type="float">
            <text:p>44.635</text:p>
          </table:table-cell>
          <table:table-cell table:formula="of:=[.I460]*[.B460]" office:value-type="float" office:value="44.635" calcext:value-type="float">
            <text:p>44.63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801, U1301, U22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flax_lib:TL072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tl071.pdf</text:p>
          </table:table-cell>
          <table:table-cell/>
          <table:table-cell table:formula="of:=7.46*5.4" office:value-type="float" office:value="40.284" calcext:value-type="float">
            <text:p>40.284</text:p>
          </table:table-cell>
          <table:table-cell table:formula="of:=[.I461]*[.B461]" office:value-type="float" office:value="120.852" calcext:value-type="float">
            <text:p>120.85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Isolator:4N25</text:p>
          </table:table-cell>
          <table:table-cell office:value-type="string" calcext:value-type="string">
            <text:p>Housings_DIP:DIP-6_W7.62mm</text:p>
          </table:table-cell>
          <table:table-cell office:value-type="string" calcext:value-type="string">
            <text:p>https://www.vishay.com/docs/83725/4n25.pdf</text:p>
          </table:table-cell>
          <table:table-cell/>
          <table:table-cell table:formula="of:=8.15*9.8" office:value-type="float" office:value="79.87" calcext:value-type="float">
            <text:p>79.87</text:p>
          </table:table-cell>
          <table:table-cell table:formula="of:=[.I462]*[.B462]" office:value-type="float" office:value="79.87" calcext:value-type="float">
            <text:p>79.8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4xxx:4011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http://www.intersil.com/content/dam/Intersil/documents/cd40/cd4011bms-12bms-23bms.pdf</text:p>
          </table:table-cell>
          <table:table-cell/>
          <table:table-cell table:formula="of:=7.4*9.3" office:value-type="float" office:value="68.82" calcext:value-type="float">
            <text:p>68.82</text:p>
          </table:table-cell>
          <table:table-cell table:formula="of:=[.I463]*[.B463]" office:value-type="float" office:value="68.82" calcext:value-type="float">
            <text:p>68.8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101, U1501, U1701, U1803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/>
          <table:table-cell table:formula="of:=7.46*5.4" office:value-type="float" office:value="40.284" calcext:value-type="float">
            <text:p>40.284</text:p>
          </table:table-cell>
          <table:table-cell table:formula="of:=[.I464]*[.B464]" office:value-type="float" office:value="161.136" calcext:value-type="float">
            <text:p>161.13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01, U190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393-n.pdf</text:p>
          </table:table-cell>
          <table:table-cell/>
          <table:table-cell table:formula="of:=7.46*5.4" office:value-type="float" office:value="40.284" calcext:value-type="float">
            <text:p>40.284</text:p>
          </table:table-cell>
          <table:table-cell table:formula="of:=[.I465]*[.B465]" office:value-type="float" office:value="80.568" calcext:value-type="float">
            <text:p>80.56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02</text:p>
          </table:table-cell>
          <table:table-cell office:value-type="string" calcext:value-type="string">
            <text:p>LM2674M-ADJ</text:p>
          </table:table-cell>
          <table:table-cell office:value-type="string" calcext:value-type="string">
            <text:p>Regulator_Switching:LM2674M-ADJ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2674.pdf</text:p>
          </table:table-cell>
          <table:table-cell/>
          <table:table-cell table:formula="of:=7.46*5.4" office:value-type="float" office:value="40.284" calcext:value-type="float">
            <text:p>40.284</text:p>
          </table:table-cell>
          <table:table-cell table:formula="of:=[.I466]*[.B466]" office:value-type="float" office:value="40.284" calcext:value-type="float">
            <text:p>40.28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Resonator_Small</text:p>
          </table:table-cell>
          <table:table-cell office:value-type="string" calcext:value-type="string">
            <text:p>Device:Resonator_Small</text:p>
          </table:table-cell>
          <table:table-cell office:value-type="string" calcext:value-type="string">
            <text:p>flax_lib:Resonator_AEL_ZTTxx_SMD</text:p>
          </table:table-cell>
          <table:table-cell office:value-type="string" calcext:value-type="string">
            <text:p>~</text:p>
          </table:table-cell>
          <table:table-cell/>
          <table:table-cell table:formula="of:=2.6*5.1" office:value-type="float" office:value="13.26" calcext:value-type="float">
            <text:p>13.26</text:p>
          </table:table-cell>
          <table:table-cell table:formula="of:=[.I467]*[.B467]" office:value-type="float" office:value="13.26" calcext:value-type="float">
            <text:p>13.26</text:p>
          </table:table-cell>
          <table:table-cell/>
        </table:table-row>
        <table:table-row table:style-name="ro1">
          <table:table-cell table:number-columns-repeated="10"/>
          <table:table-cell table:formula="of:=SUM([.J392:.J467])" office:value-type="float" office:value="8616.68" calcext:value-type="float">
            <text:p>8616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3:34:29.170000000</dc:date>
    <meta:editing-duration>PT35M28S</meta:editing-duration>
    <meta:editing-cycles>3</meta:editing-cycles>
    <meta:generator>LibreOffice/6.2.4.2$Windows_X86_64 LibreOffice_project/2412653d852ce75f65fbfa83fb7e7b669a126d64</meta:generator>
    <meta:document-statistic meta:table-count="1" meta:cell-count="2549" meta:object-count="0"/>
  </office:meta>
</office:document-meta>
</file>